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ée de pub : </text:p>
      <text:p text:style-name="Standard">le wikimmoc</text:p>
      <text:p text:style-name="Standard">https://www.fun-mooc.fr/courses/course-v1:WMFr+86001+session03/ab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1T21:51:10.04</meta:creation-date>
    <meta:editing-duration>PT1M23S</meta:editing-duration>
    <meta:editing-cycles>2</meta:editing-cycles>
    <meta:generator>OpenOffice/4.1.5$Win32 OpenOffice.org_project/415m1$Build-9789</meta:generator>
    <meta:initial-creator>Arriette Lecouineur</meta:initial-creator>
    <meta:document-statistic meta:table-count="0" meta:image-count="0" meta:object-count="0" meta:page-count="1" meta:paragraph-count="3" meta:word-count="7" meta:character-count="93"/>
    <dc:date>2018-10-01T21:51:33.40</dc:date>
    <dc:creator>Arriette Lecouineur</dc:creator>
  </office:meta>
</office:document-meta>
</file>